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f02" officeooo:paragraph-rsid="001ebf02"/>
    </style:style>
    <style:style style:name="P2" style:family="paragraph" style:parent-style-name="Standard">
      <style:text-properties officeooo:rsid="0020b900" officeooo:paragraph-rsid="0020b900"/>
    </style:style>
    <style:style style:name="P3" style:family="paragraph" style:parent-style-name="Standard">
      <style:text-properties officeooo:rsid="00211899" officeooo:paragraph-rsid="00211899"/>
    </style:style>
    <style:style style:name="P4" style:family="paragraph" style:parent-style-name="Standard">
      <style:text-properties officeooo:rsid="00211899" officeooo:paragraph-rsid="00211899"/>
    </style:style>
    <style:style style:name="P5" style:family="paragraph" style:parent-style-name="Standard">
      <style:text-properties officeooo:rsid="0011cd57" officeooo:paragraph-rsid="0024d57c"/>
    </style:style>
    <style:style style:name="P6" style:family="paragraph" style:parent-style-name="Standard">
      <style:text-properties officeooo:rsid="0024d57c" officeooo:paragraph-rsid="0024d57c"/>
    </style:style>
    <style:style style:name="P7" style:family="paragraph" style:parent-style-name="Standard">
      <style:text-properties officeooo:rsid="0024d57c" officeooo:paragraph-rsid="00283ec8"/>
    </style:style>
    <style:style style:name="P8" style:family="paragraph" style:parent-style-name="Standard">
      <style:text-properties officeooo:rsid="0024ec22" officeooo:paragraph-rsid="00283ec8"/>
    </style:style>
    <style:style style:name="P9" style:family="paragraph" style:parent-style-name="Standard">
      <style:text-properties officeooo:rsid="0026b499" officeooo:paragraph-rsid="0026b499"/>
    </style:style>
    <style:style style:name="P10" style:family="paragraph" style:parent-style-name="Standard">
      <style:text-properties officeooo:rsid="002ba807" officeooo:paragraph-rsid="002ba807"/>
    </style:style>
    <style:style style:name="T1" style:family="text">
      <style:text-properties officeooo:rsid="00211899"/>
    </style:style>
    <style:style style:name="T2" style:family="text">
      <style:text-properties officeooo:rsid="0024d57c"/>
    </style:style>
    <style:style style:name="T3" style:family="text">
      <style:text-properties officeooo:rsid="0024ec22"/>
    </style:style>
    <style:style style:name="T4" style:family="text">
      <style:text-properties officeooo:rsid="00277647"/>
    </style:style>
    <style:style style:name="T5" style:family="text">
      <style:text-properties officeooo:rsid="00283ec8"/>
    </style:style>
    <style:style style:name="T6" style:family="text">
      <style:text-properties officeooo:rsid="00290f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 ICA on each of the questions one by one (I think it was the same previously)</text:p>
      <text:p text:style-name="P1">do what Mohammad suggested (pool data by ICA direction(+ve or -ve) (arrange them from highly positive to negative)</text:p>
      <text:p text:style-name="P1"/>
      <text:p text:style-name="P1"/>
      <text:p text:style-name="P2">3d to 2d <text:span text:style-name="T1">different ways</text:span></text:p>
      <text:p text:style-name="P2"/>
      <text:p text:style-name="P3">neuron x rat x trials</text:p>
      <text:p text:style-name="P3">IC x subject x questions</text:p>
      <text:p text:style-name="P3"/>
      <text:p text:style-name="P3">email</text:p>
      <text:p text:style-name="P3"/>
      <text:p text:style-name="P3"/>
      <text:p text:style-name="P9">3-May-2021</text:p>
      <text:p text:style-name="P3"/>
      <text:p text:style-name="P5">1- Reflect loadings, then do a matrix of subject X score <text:span text:style-name="T4">(from -1 to +1)</text:span> (five ICs) – <text:span text:style-name="T2">five subject groups</text:span></text:p>
      <text:p text:style-name="P8"><text:span text:style-name="T5">2</text:span>- confusion matrix of similarity <text:span text:style-name="T6">(5 figures)</text:span></text:p>
      <text:p text:style-name="P7"><text:span text:style-name="T5">3</text:span>- double thresolding to detect which questions pass the 0.25, and 0.8 thresholds <text:span text:style-name="T6">(5 figures) alspo, add the surviving questions on a separate line</text:span></text:p>
      <text:p text:style-name="P6"><text:span text:style-name="T3">4</text:span>- for each IC, count the number of positive questions and neg questions (figure of 5 tics, 10 columns)</text:p>
      <text:p text:style-name="P10">5- do more from your own</text:p>
      <text:p text:style-name="P10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8T16:07:44.797647176</meta:creation-date>
    <dc:date>2021-05-03T17:47:03.161781953</dc:date>
    <meta:editing-duration>PT24M3S</meta:editing-duration>
    <meta:editing-cycles>13</meta:editing-cycles>
    <meta:generator>LibreOffice/7.1.2.2$Linux_X86_64 LibreOffice_project/5751006d328844ba3fa6124ed263bbf122f0788a</meta:generator>
    <meta:document-statistic meta:table-count="0" meta:image-count="0" meta:object-count="0" meta:page-count="1" meta:paragraph-count="12" meta:word-count="128" meta:character-count="700" meta:non-whitespace-character-count="583"/>
  </office:meta>
</office:document-meta>
</file>